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1" style:family="table-row">
      <style:table-row-properties fo:keep-together="always"/>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6" style:family="table">
      <style:table-properties style:width="17.013cm" fo:margin-left="0cm" table:align="left"/>
    </style:style>
    <style:style style:name="Tableau36.A" style:family="table-column">
      <style:table-column-properties style:column-width="0.833cm"/>
    </style:style>
    <style:style style:name="Tableau36.B" style:family="table-column">
      <style:table-column-properties style:column-width="7.078cm"/>
    </style:style>
    <style:style style:name="Tableau36.C" style:family="table-column">
      <style:table-column-properties style:column-width="9.102cm"/>
    </style:style>
    <style:style style:name="Tableau36.1" style:family="table-row">
      <style:table-row-properties fo:keep-together="always"/>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left="none" fo:border-right="none" fo:border-top="0.05pt solid #000000" fo:border-bottom="0.05pt solid #000000"/>
    </style:style>
    <style:style style:name="Tableau36.C1" style:family="table-cell">
      <style:table-cell-properties fo:padding="0.097cm" fo:border-left="none" fo:border-right="0.05pt solid #000000" fo:border-top="0.05pt solid #000000" fo:border-bottom="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none" fo:border-right="none" fo:border-top="none" fo:border-bottom="0.05pt solid #000000"/>
    </style:style>
    <style:style style:name="Tableau36.C2" style:family="table-cell">
      <style:table-cell-properties fo:padding="0.097cm" fo:border-left="none"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L1"/>
    <style:style style:name="P16" style:family="paragraph" style:parent-style-name="Text_20_body" style:list-style-name="Numbering_20_1"/>
    <style:style style:name="P17" style:family="paragraph" style:parent-style-name="Text_20_body" style:list-style-name="L11"/>
    <style:style style:name="P18" style:family="paragraph" style:parent-style-name="Text_20_body" style:list-style-name="L12"/>
    <style:style style:name="P19" style:family="paragraph" style:parent-style-name="Table_20_Contents" style:list-style-name="L2">
      <style:paragraph-properties fo:text-align="start" style:justify-single-word="false"/>
    </style:style>
    <style:style style:name="P20" style:family="paragraph" style:parent-style-name="Table_20_Contents" style:list-style-name="L3">
      <style:paragraph-properties fo:text-align="start" style:justify-single-word="false"/>
    </style:style>
    <style:style style:name="P21" style:family="paragraph" style:parent-style-name="Table_20_Contents" style:list-style-name="L4">
      <style:paragraph-properties fo:text-align="start" style:justify-single-word="false"/>
    </style:style>
    <style:style style:name="P22" style:family="paragraph" style:parent-style-name="Table_20_Contents" style:list-style-name="L5">
      <style:paragraph-properties fo:text-align="start" style:justify-single-word="false"/>
    </style:style>
    <style:style style:name="P23" style:family="paragraph" style:parent-style-name="Table_20_Contents" style:list-style-name="L6">
      <style:paragraph-properties fo:text-align="start" style:justify-single-word="false"/>
    </style:style>
    <style:style style:name="P24" style:family="paragraph" style:parent-style-name="Table_20_Contents" style:list-style-name="L7">
      <style:paragraph-properties fo:text-align="start" style:justify-single-word="false"/>
    </style:style>
    <style:style style:name="P25" style:family="paragraph" style:parent-style-name="Table_20_Contents" style:list-style-name="L8">
      <style:paragraph-properties fo:text-align="start" style:justify-single-word="false"/>
    </style:style>
    <style:style style:name="P26" style:family="paragraph" style:parent-style-name="Table_20_Contents" style:list-style-name="L9">
      <style:paragraph-properties fo:text-align="start" style:justify-single-word="false"/>
    </style:style>
    <style:style style:name="P27" style:family="paragraph" style:parent-style-name="Table_20_Contents" style:list-style-name="L10">
      <style:paragraph-properties fo:text-align="start" style:justify-single-word="false"/>
    </style:style>
    <style:style style:name="P28" style:family="paragraph" style:parent-style-name="Table_20_Contents" style:list-style-name="L4">
      <style:paragraph-properties fo:margin-left="2.501cm" fo:margin-right="0cm" fo:text-align="start" style:justify-single-word="false" fo:text-indent="-0.635cm" style:auto-text-indent="false"/>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Bitstream Vera Sans Mono1"/>
    </style:style>
    <style:style style:name="T9"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middle" style:vertical-rel="baseline"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931287810"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text:bookmark-start text:name="__RefHeading__4095_1313102794"/>Fonctionnement de l'héritage entre les famille<text:bookmark-end text:name="fonctionnement_de_l_heritage_entre_les_famille"/><text:bookmark-end text:name="__RefHeading__4095_1313102794"/></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Utiliser le menu “Outils / Importer des documents”</text:p>
        </text:list-item>
        <text:list-item>
          <text:p text:style-name="P14"><text:soft-page-break/>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2"><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style-name="Tableau27.1">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style-name="Tableau27.1">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style-name="Tableau27.1">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style-name="Tableau27.1">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style-name="Tableau27.1">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style-name="Tableau27.1">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style-name="Tableau27.1">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3"><draw:g text:anchor-type="as-char" draw:z-index="7" draw:style-name="gr1"><draw:custom-shape draw:style-name="gr2" draw:text-style-name="P30" xml:id="id1" draw:id="id1" svg:width="7.002cm" svg:height="0.914cm" svg:x="0cm" svg:y="0cm"><text:p text:style-name="P29"><text:span text:style-name="T9">Classe Doc</text:span></text:p><draw:enhanced-geometry svg:viewBox="0 0 21600 21600" draw:type="rectangle" draw:enhanced-path="M 0 0 L 21600 0 21600 21600 0 21600 0 0 Z N"/></draw:custom-shape><draw:custom-shape draw:style-name="gr2" draw:text-style-name="P30" xml:id="id2" draw:id="id2" svg:width="6.696cm" svg:height="5.783cm" svg:x="0.152cm" svg:y="2.131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3cm" svg:x="1.674cm" svg:y="3.651cm"><text:p text:style-name="P29"><text:span text:style-name="T9">Méthode Principale</text:span></text:p><draw:enhanced-geometry svg:viewBox="0 0 21600 21600" draw:type="rectangle" draw:enhanced-path="M 0 0 L 21600 0 21600 21600 0 21600 0 0 Z N"/></draw:custom-shape><draw:custom-shape draw:style-name="gr3" draw:text-style-name="P30" svg:width="3.652cm" svg:height="1.523cm" svg:x="1.674cm" svg:y="5.417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8" draw:style-name="gr1"><draw:custom-shape draw:style-name="gr2" draw:text-style-name="P30" xml:id="id3" draw:id="id3" svg:width="7.002cm" svg:height="0.914cm" svg:x="0cm" svg:y="0cm"><text:p text:style-name="P29"><text:span text:style-name="T9">Classe Doc</text:span></text:p><draw:enhanced-geometry svg:viewBox="0 0 21600 21600" draw:type="rectangle" draw:enhanced-path="M 0 0 L 21600 0 21600 21600 0 21600 0 0 Z N"/></draw:custom-shape><draw:custom-shape draw:style-name="gr2" draw:text-style-name="P30" xml:id="id5" draw:id="id5" svg:width="7.002cm" svg:height="1.999cm" svg:x="0cm" svg:y="4.701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1cm" svg:x="3cm" svg:y="5.179cm"><text:p text:style-name="P29"><text:span text:style-name="T9">Méthode Principale</text:span></text:p><draw:enhanced-geometry svg:viewBox="0 0 21600 21600" draw:type="rectangle" draw:enhanced-path="M 0 0 L 21600 0 21600 21600 0 21600 0 0 Z N"/></draw:custom-shape><draw:custom-shape draw:style-name="gr2" draw:text-style-name="P30" xml:id="id4" draw:id="id4" svg:width="7.002cm" svg:height="2.001cm" svg:x="0cm" svg:y="1.7cm"><text:p text:style-name="P29"><text:span text:style-name="T10">Classe Intermédiair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4cm" svg:height="1.523cm" svg:x="3.099cm" svg:y="2.178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915cm" svg:x2="3.5cm" svg:y2="1.702cm" draw:start-shape="id3" draw:start-glue-point="2" draw:end-shape="id4" draw:end-glue-point="0" svg:d="m3500-2436v787"><text:p/></draw:connector><draw:connector draw:style-name="gr4" draw:text-style-name="P30" svg:x1="3.5cm" svg:y1="3.701cm" svg:x2="3.5cm" svg:y2="4.701cm" draw:start-shape="id4" draw:start-glue-point="2" draw:end-shape="id5" draw:end-glue-point="0" svg:d="m3500 351v1000"><text:p/></draw:connector></draw:g></text:p>
                </table:table-cell>
              </table:table-row>
            </table:table>
            <text:p text:style-name="P1"/>
          </table:table-cell>
        </table:table-row>
        <table:table-row table:style-name="Tableau27.1">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style-name="Tableau27.1">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style-name="Tableau27.1">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style-name="Tableau27.1">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style-name="Tableau27.1">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style-name="Tableau27.1">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1" draw:name="Objet7" text:anchor-type="paragraph" svg:x="0.621cm" svg:y="0.016cm" svg:width="15.524cm" svg:height="3.794cm" draw:z-index="6"><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 par défaut.</text:p>
      <text:p text:style-name="Text_20_body"/>
      <text:p text:style-name="Text_20_body">Syntaxe :</text:p>
      <text:p text:style-name="P12">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3" draw:name="Objet4" text:anchor-type="as-char" svg:width="18.724cm" svg:height="3.605cm" draw:z-index="1"><draw:object xlink:href="./Object 4" xlink:type="simple" xlink:show="embed" xlink:actuate="onLoad"/><draw:image xlink:href="./ObjectReplacements/Object 4" xlink:type="simple" xlink:show="embed" xlink:actuate="onLoad"/></draw:frame></text:span></text:p>
      <text:h text:style-name="Heading_20_4" text:outline-level="4"><text:span text:style-name="Strong_20_Emphasis">Description synthétique </text:span></text:h>
      <table:table table:name="Tableau36" table:style-name="Tableau36">
        <table:table-column table:style-name="Tableau36.A"/>
        <table:table-column table:style-name="Tableau36.B"/>
        <table:table-column table:style-name="Tableau36.C"/>
        <table:table-header-rows>
          <table:table-row table:style-name="Tableau36.1">
            <table:table-cell table:style-name="Tableau36.A1" office:value-type="string">
              <text:p text:style-name="Table_20_Heading">N°</text:p>
            </table:table-cell>
            <table:table-cell table:style-name="Tableau36.B1" office:value-type="string">
              <text:p text:style-name="Table_20_Heading">Description</text:p>
            </table:table-cell>
            <table:table-cell table:style-name="Tableau36.C1" office:value-type="string">
              <text:p text:style-name="Table_20_Heading">Contrainte</text:p>
            </table:table-cell>
          </table:table-row>
        </table:table-header-rows>
        <table:table-row table:style-name="Tableau36.1">
          <table:table-cell table:style-name="Tableau36.A2" office:value-type="string">
            <text:p text:style-name="Text_20_body">1</text:p>
          </table:table-cell>
          <table:table-cell table:style-name="Tableau36.B2" office:value-type="string">
            <text:p text:style-name="Text_20_body">ATTR</text:p>
          </table:table-cell>
          <table:table-cell table:style-name="Tableau36.C2" office:value-type="string">
            <text:p text:style-name="Text_20_body"/>
          </table:table-cell>
        </table:table-row>
        <table:table-row table:style-name="Tableau36.1">
          <table:table-cell table:style-name="Tableau36.A2" office:value-type="string">
            <text:p text:style-name="Text_20_body">2</text:p>
          </table:table-cell>
          <table:table-cell table:style-name="Tableau36.B2" office:value-type="string">
            <text:p text:style-name="Text_20_body">identifiant de l'attribut</text:p>
            <text:p text:style-name="Text_20_body">Voir <text:bookmark-ref text:reference-format="text" text:ref-name="__RefHeading__4401_789348864">Colonne "Identificateur" ou "ID" (n°2)</text:bookmark-ref></text:p>
          </table:table-cell>
          <table:table-cell table:style-name="Tableau36.C2" office:value-type="string">
            <text:p text:style-name="Text_20_body">Obligatoire</text:p>
            <text:p text:style-name="Text_20_body">Contient une référence alphanumérique. La référence sera systématiquement convertie en minuscule. La casse est insensible.</text:p>
          </table:table-cell>
        </table:table-row>
        <text:soft-page-break/>
        <table:table-row table:style-name="Tableau36.1">
          <table:table-cell table:style-name="Tableau36.A2" office:value-type="string">
            <text:p text:style-name="Text_20_body">3</text:p>
          </table:table-cell>
          <table:table-cell table:style-name="Tableau36.B2" office:value-type="string">
            <text:p text:style-name="Text_20_body">identifiant du cadre ou du tableau englobant </text:p>
            <text:p text:style-name="Text_20_body">Voir <text:bookmark-ref text:reference-format="text" text:ref-name="__RefHeading__5373_1175622805">Colonne "Cadre" ou "fenêtre" (n°3)</text:bookmark-ref>.</text:p>
          </table:table-cell>
          <table:table-cell table:style-name="Tableau36.C2" office:value-type="string">
            <text:p text:style-name="Text_20_body">Obligatoire sauf pour les types "frame" ou "tab".</text:p>
            <text:p text:style-name="Text_20_body">Contient la référence à un attribut de type "array", "frame" ou "tab".</text:p>
            <text:p text:style-name="Text_20_body">Le type 'tab" ne peut pas avoir de cadre englobant. Le type "frame" ne peut avoir que u type "tab" en cadre. Le type "array" ne peut avoir qu'un type "frame" en englobant". Les autres type ne peuvent avoir que des attributs "array" ou "frame" en cadre englobant.</text:p>
          </table:table-cell>
        </table:table-row>
        <table:table-row table:style-name="Tableau36.1">
          <table:table-cell table:style-name="Tableau36.A2" office:value-type="string">
            <text:p text:style-name="Text_20_body">4</text:p>
          </table:table-cell>
          <table:table-cell table:style-name="Tableau36.B2" office:value-type="string">
            <text:p text:style-name="Text_20_body">Libellé de l'attribut </text:p>
            <text:p text:style-name="Text_20_body">Voir <text:bookmark-ref text:reference-format="text" text:ref-name="__RefHeading__42644_1175622805">Colonne "Nom" (n°4)</text:bookmark-ref>.</text:p>
          </table:table-cell>
          <table:table-cell table:style-name="Tableau36.C2" office:value-type="string">
            <text:p text:style-name="Text_20_body">Texte mono-ligne décrivant l'attribut. C'est ce qui sera présenté à l'utilisateur sur les IHM. </text:p>
          </table:table-cell>
        </table:table-row>
        <table:table-row table:style-name="Tableau36.1">
          <table:table-cell table:style-name="Tableau36.A2" office:value-type="string">
            <text:p text:style-name="Text_20_body">5</text:p>
          </table:table-cell>
          <table:table-cell table:style-name="Tableau36.B2" office:value-type="string">
            <text:p text:style-name="Text_20_body">'Y' signifie qu'il fait partie du titre, 'N' il ne fait pas partie du titre</text:p>
            <text:p text:style-name="Text_20_body">Voir <text:bookmark-ref text:reference-format="text" text:ref-name="__RefHeading__42698_1175622805">Colonne "Titre" (n°5)</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6</text:p>
          </table:table-cell>
          <table:table-cell table:style-name="Tableau36.B2" office:value-type="string">
            <text:p text:style-name="Text_20_body">'Y' signifie qu'il fait partie du résumé, 'N' il ne fait pas partie du résumé</text:p>
            <text:p text:style-name="Text_20_body">Voir <text:bookmark-ref text:reference-format="text" text:ref-name="__RefHeading__42700_1175622805">Colonne "Résumé" (n°6)</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7</text:p>
          </table:table-cell>
          <table:table-cell table:style-name="Tableau36.B2" office:value-type="string">
            <text:p text:style-name="Text_20_body">type de l'attribut</text:p>
            <text:p text:style-name="Text_20_body">Voir <text:bookmark-ref text:reference-format="text" text:ref-name="__RefHeading__42702_1175622805">Colonne "Type" (N°7)</text:bookmark-ref></text:p>
          </table:table-cell>
          <table:table-cell table:style-name="Tableau36.C2" office:value-type="string">
            <text:p text:style-name="Text_20_body">Obligatoire</text:p>
            <text:p text:style-name="Text_20_body">Un des types valide</text:p>
          </table:table-cell>
        </table:table-row>
        <table:table-row table:style-name="Tableau36.1">
          <table:table-cell table:style-name="Tableau36.A2" office:value-type="string">
            <text:p text:style-name="Text_20_body">8</text:p>
          </table:table-cell>
          <table:table-cell table:style-name="Tableau36.B2" office:value-type="string">
            <text:p text:style-name="Text_20_body">ordre de l'attribut</text:p>
            <text:p text:style-name="Text_20_body">Voir <text:bookmark-ref text:reference-format="text" text:ref-name="__RefHeading__42736_1175622805">Colonne "Ordre" (n°8)</text:bookmark-ref></text:p>
          </table:table-cell>
          <table:table-cell table:style-name="Tableau36.C2" office:value-type="string">
            <text:p text:style-name="Text_20_body">Obligatoire sauf pour les types "frame" et "tab". Pour ces derniers ce paramètre est ignoré.</text:p>
          </table:table-cell>
        </table:table-row>
        <table:table-row table:style-name="Tableau36.1">
          <table:table-cell table:style-name="Tableau36.A2" office:value-type="string">
            <text:p text:style-name="Text_20_body">9</text:p>
          </table:table-cell>
          <table:table-cell table:style-name="Tableau36.B2" office:value-type="string">
            <text:p text:style-name="Text_20_body">visibilité de l'attribut</text:p>
            <text:p text:style-name="Text_20_body">Voir <text:bookmark-ref text:reference-format="text" text:ref-name="__RefHeading__42738_1175622805">Colonne "Visibilité" ou "Vi" (n°9)</text:bookmark-ref></text:p>
          </table:table-cell>
          <table:table-cell table:style-name="Tableau36.C2" office:value-type="string">
            <text:p text:style-name="Text_20_body">Obligatoire</text:p>
          </table:table-cell>
        </table:table-row>
        <table:table-row table:style-name="Tableau36.1">
          <table:table-cell table:style-name="Tableau36.A2" office:value-type="string">
            <text:p text:style-name="Text_20_body">10</text:p>
          </table:table-cell>
          <table:table-cell table:style-name="Tableau36.B2" office:value-type="string">
            <text:p text:style-name="Text_20_body">'Y' signifie qu'il est obligatoire, 'N' il ne fait pas obligatoire</text:p>
            <text:p text:style-name="Text_20_body">Voir <text:bookmark-ref text:reference-format="text" text:ref-name="__RefHeading__42740_1175622805">Colonne "Obligatoire" ou "O?" (n°10)</text:bookmark-ref></text:p>
          </table:table-cell>
          <table:table-cell table:style-name="Tableau36.C2" office:value-type="string">
            <text:p text:style-name="Text_20_body">Facultatif </text:p>
            <text:p text:style-name="Text_20_body">"N" par défaut. Non applicable pour les types "frame", "tab", "array" et les attributs inclus dans des "array".</text:p>
          </table:table-cell>
        </table:table-row>
        <table:table-row table:style-name="Tableau36.1">
          <table:table-cell table:style-name="Tableau36.A2" office:value-type="string">
            <text:p text:style-name="Text_20_body">11</text:p>
          </table:table-cell>
          <table:table-cell table:style-name="Tableau36.B2" office:value-type="string">
            <text:p text:style-name="Text_20_body">définition de l'hyper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2</text:p>
          </table:table-cell>
          <table:table-cell table:style-name="Tableau36.B2" office:value-type="string">
            <text:p text:style-name="Text_20_body">nom du fichier php pour l'aide à la saisie</text:p>
            <text:p text:style-name="Text_20_body">Voir <text:bookmark-ref text:reference-format="text" text:ref-name="__RefHeading__42742_1175622805">Ajouter une aide à la saisi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3</text:p>
          </table:table-cell>
          <table:table-cell table:style-name="Tableau36.B2" office:value-type="string">
            <text:p text:style-name="Text_20_body">nom et attributs de la fonction pour l'aide à la saisie ou nom et attributs de la méthode de calcul (précédé de ::) s'il s'agit d'un attribut calculé (visibilité W)</text:p>
            <text:p text:style-name="Text_20_body">Voir <text:bookmark-ref text:reference-format="text" text:ref-name="__RefHeading__42744_1175622805">Ajouter un attribut calculé</text:bookmark-ref></text:p>
          </table:table-cell>
          <table:table-cell table:style-name="Tableau36.C2" office:value-type="string">
            <text:p text:style-name="Text_20_body">Facultatif</text:p>
            <text:p text:style-name="Text_20_body">Non applicable pour les types "frame", "tab", "array".</text:p>
          </table:table-cell>
        </table:table-row>
        <table:table-row table:style-name="Tableau36.1">
          <table:table-cell table:style-name="Tableau36.A2" office:value-type="string">
            <text:p text:style-name="Text_20_body">14</text:p>
          </table:table-cell>
          <table:table-cell table:style-name="Tableau36.B2" office:value-type="string">
            <text:p text:style-name="Text_20_body">extra 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text:p>
            <text:p text:style-name="Text_20_body">Non applicable pour les types "frame", "tab", "array".</text:p>
          </table:table-cell>
        </table:table-row>
        <text:soft-page-break/>
        <table:table-row table:style-name="Tableau36.1">
          <table:table-cell table:style-name="Tableau36.A2" office:value-type="string">
            <text:p text:style-name="Text_20_body">15</text:p>
          </table:table-cell>
          <table:table-cell table:style-name="Tableau36.B2" office:value-type="string">
            <text:p text:style-name="Text_20_body">nom et attribut de la méthode de contrainte</text:p>
            <text:p text:style-name="Text_20_body">Voir <text:bookmark-ref text:reference-format="text" text:ref-name="__RefHeading__42746_1175622805">Contraintes d'attributs</text:bookmark-ref></text:p>
          </table:table-cell>
          <table:table-cell table:style-name="Tableau36.C2" office:value-type="string">
            <text:p text:style-name="Text_20_body">Facultatif</text:p>
            <text:p text:style-name="Text_20_body">Non applicable pour les types "frame", "tab".</text:p>
          </table:table-cell>
        </table:table-row>
        <table:table-row table:style-name="Tableau36.1">
          <table:table-cell table:style-name="Tableau36.A2" office:value-type="string">
            <text:p text:style-name="Text_20_body">16</text:p>
          </table:table-cell>
          <table:table-cell table:style-name="Tableau36.B2" office:value-type="string">
            <text:p text:style-name="Text_20_body">Options fonctionnelles ou de présentation séparées par des '|'.</text:p>
            <text:p text:style-name="Text_20_body">Voir <text:bookmark-ref text:reference-format="text" text:ref-name="__RefHeading__42748_1175622805">Options des attributs</text:bookmark-ref></text:p>
          </table:table-cell>
          <table:table-cell table:style-name="Tableau36.C2" office:value-type="string">
            <text:p text:style-name="Text_20_body">Facultatif</text:p>
            <text:p text:style-name="Text_20_body">Permet de déclarer des variantes suivant les types d'attribut.</text:p>
          </table:table-cell>
        </table:table-row>
      </table:table>
      <text:p text:style-name="Text_20_body"/>
      <text:h text:style-name="Heading_20_4" text:outline-level="4"><text:bookmark-start text:name="les_attributs_de_base_d_une_famille"/>D<text:bookmark-end text:name="les_attributs_de_base_d_une_famille"/>escription détaillées des caractéristiques</text:h>
      <text:h text:style-name="Heading_20_5" text:outline-level="5"><text:bookmark-start text:name="__RefHeading__4401_789348864"/><text:bookmark-start text:name="colonne_identificateur_ou_id"/>Colonne "Identificateur" ou "ID"<text:bookmark-end text:name="colonne_identificateur_ou_id"/> (n°2)<text:bookmark-end text:name="__RefHeading__4401_789348864"/></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a famille. Une redéclaration équivaut à une modification des caractéristiques de l'attribut. Il est conseillé de préfixer chacun des attributs par un trigramme identifiant la famille afin de bien percevoir les attributs par famille.</text:p>
      <text:h text:style-name="Heading_20_5" text:outline-level="5"><text:bookmark-start text:name="__RefHeading__5373_1175622805"/><text:bookmark-start text:name="colonne_cadre_ou_fenetre"/>Colonne "Cadre" ou "fenêtre"<text:bookmark-end text:name="colonne_cadre_ou_fenetre"/> (n°3)<text:bookmark-end text:name="__RefHeading__5373_1175622805"/></text:h>
      <text:p text:style-name="Text_20_body">Défini le cadre dans lequel l'attribut doit être présenté. Il faut auparavant avoir défini les cadres dans les rangées préédentes.</text:p>
      <text:h text:style-name="Heading_20_5" text:outline-level="5"><text:bookmark-start text:name="__RefHeading__42644_1175622805"/><text:bookmark-start text:name="colonne_nom"/>Colonne "Nom"<text:bookmark-end text:name="colonne_nom"/> (n°4)<text:bookmark-end text:name="__RefHeading__42644_1175622805"/></text:h>
      <text:p text:style-name="Text_20_body">Texte court définissant l'attribut. Ce texte est utilisé pour désigner l'attribut lors de la visualisation ou de l'édition. Ce texte peut être faire l'objet de traduction pour être présenté suivant la locale de l'utilisateur (Voir §Localisation).</text:p>
      <text:h text:style-name="Heading_20_5" text:outline-level="5"><text:bookmark-start text:name="__RefHeading__42698_1175622805"/><text:bookmark-start text:name="colonne_titre_ou_t"/>Colonne "Titre" <text:bookmark-end text:name="colonne_titre_ou_t"/>(n°5)<text:bookmark-end text:name="__RefHeading__42698_1175622805"/></text:h>
      <text:p text:style-name="Text_20_body">Le titre d'un document peut être composé par les valeurs d'un ou de plusieurs attributs. Il faut au moins mettre un des attributs en titre en indiquant "Y" dans un des attributs. Le titre est composé en concaténant les valeurs des attributs titre suivant l'ordre donné.</text:p>
      <text:p text:style-name="Text_20_body">Si vous modifiez la définition du titre, il est nécessaire d'utiliser la fonction Wsh (“refreshDocuments”) pour que les documents déjà créés aient leur titre modifié.</text:p>
      <text:h text:style-name="Heading_20_5" text:outline-level="5"><text:bookmark-start text:name="__RefHeading__42700_1175622805"/><text:bookmark-start text:name="colonne_resume_ou_r"/>Colonne "Résumé"<text:bookmark-end text:name="colonne_resume_ou_r"/> (n°6)<text:bookmark-end text:name="__RefHeading__42700_1175622805"/></text:h>
      <text:p text:style-name="Text_20_body">Si vous voulez que l'attribut soit affiché dans le mode colonne ou dans les aperçus de documents dans l'application GENERIC (ONEFAM), il faut mettre "Y".</text:p>
      <text:h text:style-name="Heading_20_5" text:outline-level="5"><text:bookmark-start text:name="__RefHeading__42702_1175622805"/><text:bookmark-start text:name="colonne_type"/>Colonne "Type"<text:bookmark-end text:name="colonne_type"/> (N°7)<text:bookmark-end text:name="__RefHeading__42702_1175622805"/></text:h>
      <text:p text:style-name="Text_20_body">Indique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ext:soft-page-break/>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start text:name="__RefHeading__42736_1175622805"/><text:bookmark-start text:name="colonne_ordre"/>Colonne "Ordre"<text:bookmark-end text:name="colonne_ordre"/> (n°8)<text:bookmark-end text:name="__RefHeading__42736_1175622805"/></text:h>
      <text:p text:style-name="Text_20_body">Défini l'ordre de présentation des attributs dans le document. Cet ordre n'est pas utile pour les attributs de type <text:span text:style-name="Emphasis">frame.</text:span></text:p>
      <text:h text:style-name="Heading_20_5" text:outline-level="5"><text:bookmark-start text:name="__RefHeading__42738_1175622805"/><text:bookmark-start text:name="colonne_visibilite_ou_vi"/>Colonne "Visibilité" ou "Vi"<text:bookmark-end text:name="colonne_visibilite_ou_vi"/> (n°9)<text:bookmark-end text:name="__RefHeading__42738_1175622805"/></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ext:soft-page-break/>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992736826" text:style-name="L1">
        <text:list-item>
          <text:p text:style-name="P1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__RefHeading__42740_1175622805"/><text:bookmark-start text:name="colonne_obligatoire_ou_o"/>Colonne "Obligatoire" ou "O?"<text:bookmark-end text:name="colonne_obligatoire_ou_o"/> (n°10)<text:bookmark-end text:name="__RefHeading__42740_1175622805"/></text:h>
      <text:p text:style-name="Text_20_body">Indique si l'attribut est obligatoire lors de la saisie.</text:p>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4"><draw:object xlink:href="./Object 5" xlink:type="simple" xlink:show="embed" xlink:actuate="onLoad"/><draw:image xlink:href="./ObjectReplacements/Object 5" xlink:type="simple" xlink:show="embed" xlink:actuate="onLoad"/></draw:frame><text:soft-page-break/></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text:bookmark-start text:name="__RefHeading__42748_1175622805"/>Options des attributs<text:bookmark-end text:name="options_des_attributs"/><text:bookmark-end text:name="__RefHeading__42748_1175622805"/></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931287910" text:style-name="L2">
              <text:list-item>
                <text:p text:style-name="P19"><text:span text:style-name="Source_20_Text">"left"</text:span> par défaut affiche le libellé à gauche de la valeur. </text:p>
              </text:list-item>
              <text:list-item>
                <text:p text:style-name="P19"><text:span text:style-name="Source_20_Text">"up"</text:span> l'affiche dessus en souligné. </text:p>
              </text:list-item>
              <text:list-item>
                <text:p text:style-name="P19"><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8">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ext:soft-page-break/>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text:soft-page-break/>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text:soft-page-break/>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1859541263" text:style-name="L3">
              <text:list-item>
                <text:p text:style-name="P20">doclink={"famId": "DIR"}</text:p>
              </text:list-item>
            </text:list>
            <text:p text:style-name="P1"><text:soft-page-break/>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862650952" text:style-name="L4">
              <text:list-item>
                <text:p text:style-name="P21">docrev : dont les valeurs possibles sont les mêmes que la propriété docrev des docid (latest, fixed, state(keystate))</text:p>
              </text:list-item>
              <text:list-item>
                <text:p text:style-name="P21">filter : un filtre SQL qui sera appliqué à la recherche comme celui-ci dessous :</text:p>
              </text:list-item>
              <text:list-item>
                <text:p text:style-name="P28">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1276047519" text:style-name="L5">
              <text:list-item>
                <text:p text:style-name="P22">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806174194" text:style-name="L6">
              <text:list-item>
                <text:p text:style-name="P23">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660544231" text:style-name="L7">
              <text:list-item>
                <text:p text:style-name="P24"><text:soft-page-break/>list (par défaut)</text:p>
              </text:list-item>
              <text:list-item>
                <text:p text:style-name="P24">vcheck</text:p>
              </text:list-item>
              <text:list-item>
                <text:p text:style-name="P24">hcheck</text:p>
              </text:list-item>
              <text:list-item>
                <text:p text:style-name="P24">auto</text:p>
              </text:list-item>
              <text:list-item>
                <text:p text:style-name="P24">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3</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786482363" text:style-name="L8">
              <text:list-item>
                <text:p text:style-name="P25">close (par défaut)</text:p>
              </text:list-item>
              <text:list-item>
                <text:p text:style-name="P25">open</text:p>
              </text:list-item>
              <text:list-item>
                <text:p text:style-name="P25">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3</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656192283" text:style-name="L9">
              <text:list-item>
                <text:p text:style-name="P26">none (par défaut)</text:p>
              </text:list-item>
              <text:list-item>
                <text:p text:style-name="P26">key</text:p>
              </text:list-item>
              <text:list-item>
                <text:p text:style-name="P26">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4</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text:soft-page-break/>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text:soft-page-break/>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2001898747" text:style-name="L10">
              <text:list-item>
                <text:p text:style-name="P27">user (par défaut) : compte utilisateur</text:p>
              </text:list-item>
              <text:list-item>
                <text:p text:style-name="P27">groupe : groupe d'utilisateur</text:p>
              </text:list-item>
              <text:list-item>
                <text:p text:style-name="P27">role : rôle </text:p>
              </text:list-item>
              <text:list-item>
                <text:p text:style-name="P27">all : tout type</text:p>
              </text:list-item>
            </text:list>
          </table:table-cell>
          <table:table-cell table:style-name="Tableau6.C3" office:value-type="string">
            <text:p text:style-name="P1"/>
          </table:table-cell>
        </table:table-row>
        <table:table-row>
          <table:table-cell table:style-name="Tableau6.A6" office:value-type="string">
            <text:p text:style-name="P2">noaccesstext</text:p>
          </table:table-cell>
          <table:table-cell table:style-name="Tableau6.A6" office:value-type="string">
            <text:p text:style-name="P1">Texte à afficher lorsque le compte pointé n'est pas accessible en lecture. Par défaut il est écrit "Information non disponible".</text:p>
          </table:table-cell>
          <table:table-cell table:style-name="Tableau6.C6"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défaut le lien s'ouvre dans une fenêtre spécifique. </text:p>
          </table:table-cell>
          <table:table-cell table:style-name="Tableau43.C3" office:value-type="string">
            <text:p text:style-name="P1">hyperlien valide</text:p>
          </table:table-cell>
        </table:table-row>
      </table:table>
      <text:p text:style-name="Standard"/>
      <text:h text:style-name="Heading_20_4" text:outline-level="4"><text:soft-page-break/>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3"><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992736726" text:style-name="Numbering_20_1">
        <text:list-item>
          <text:p text:style-name="P16">DEFAULT</text:p>
        </text:list-item>
        <text:list-item>
          <text:p text:style-name="P16">identifiant de l'attribut</text:p>
        </text:list-item>
        <text:list-item>
          <text:p text:style-name="P16">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16">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__RefHeading__6971_454496284"/><text:bookmark-start text:name="les_attributs_enumeres"/><text:soft-page-break/>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ext:soft-page-break/>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text:soft-page-break/>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2050018182" text:style-name="L11">
        <text:list-item>
          <text:p text:style-name="P17">Les caractères ["] (quote), ['] (apostrophe) et [&amp;] (ampersand) sont à proscrire pour la composition des clefs d'énumérés.</text:p>
        </text:list-item>
        <text:list-item>
          <text:p text:style-name="P1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text:bookmark-start text:name="__RefHeading__4093_1313102794"/>Créer un lien hypertexte<text:bookmark-end text:name="creer_un_lien_hypertexte"/><text:bookmark-end text:name="__RefHeading__4093_1313102794"/></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bookmark text:name="creation_d_un_hyperlien"/></text:p>
      <text:h text:style-name="Heading_20_5" text:outline-level="5">Utilisation d'attribut du document</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location.org/&amp;strLocation=<text:span text:style-name="T5">%SI_TOWN%</text:span>&amp;strCountry=EUR</text:p>
      <text:p text:style-name="Preformatted_20_Text">Le mot-clef %SI_TOWN% sera remplacé par la valeur de cet attribut. </text:p>
      <text:p text:style-name="P8">Si la valeur est vide pour un des attributs de l'URL, l'hyperlien ne sera pas affiché (on ne pourra pas cliquer sur l'attribut).</text:p>
      <text:p text:style-name="Text_20_body">Il est possible de désigner des attributs optionnels en utilisant la notation suivante :</text:p>
      <text:p text:style-name="Preformatted_20_Text">%<text:span text:style-name="T5">?</text:span>SI_TOWN%</text:p>
      <text:p text:style-name="Text_20_body">Le point d'interrogation placé après le pourcentage indique que la valeur de l'attribut peut être vide.</text:p>
      <text:p text:style-name="Text_20_body">Les valeurs insérées dans le lien sont encodés (RFC 3986) pour être utilisable comme valeur de paramètre web.</text:p>
      <text:h text:style-name="Heading_20_5" text:outline-level="5">Utilisation de propriétés du document</text:h>
      <text:p text:style-name="Text_20_body">Les propriétés du document peuvent aussi être utilisées en les entourant par le caractère %. </text:p>
      <text:p text:style-name="Text_20_body">Les propriétés les plus couramment utilisées dans les liens sont :</text:p>
      <text:list xml:id="list1460380864" text:style-name="L12">
        <text:list-item>
          <text:p text:style-name="P18">%ID% : identifiant du document</text:p>
        </text:list-item>
        <text:list-item>
          <text:p text:style-name="P18">%INITID% : identifiant initial du document (invariable quelque soit la révision du document )</text:p>
        </text:list-item>
        <text:list-item>
          <text:p text:style-name="P18">%TITLE% : titre du document</text:p>
        </text:list-item>
        <text:list-item>
          <text:p text:style-name="P18"><text:soft-page-break/>%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 : est remplacé par le titre (équivalent à %TITLE%)</text:p>
        </text:list-item>
      </text:list>
      <text:h text:style-name="Heading_20_5" text:outline-level="5">Utilisation de paramètres applicatifs</text:h>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5" text:outline-level="5">Utilisation de méthodes du document</text:h>
      <text:p text:style-name="Text_20_body">Les parties variables peuvent aussi faire référence à une méthode du document. Cette méthode doit retourner une chaîne de caractère qui sera inséré dans la variable. La méthode se note comme pour les attributs calculés<text:note text:id="ftn6" text:note-class="footnote"><text:note-citation>6</text:note-citation><text:note-body><text:p text:style-name="Text_20_body">Plus de détail : §<text:bookmark-ref text:reference-format="chapter" text:ref-name="devcomputed">Erreur : source de la référence non trouvée</text:bookmark-ref>.<text:bookmark-ref text:reference-format="text" text:ref-name="devcomputed">Erreur : source de la référence non trouvée</text:bookmark-ref></text:p></text:note-body></text:note></text:p>
      <text:p text:style-name="Text_20_body">Attention, il incombe à cette la méthode d'encoder le retour si besoin.</text:p>
      <text:p text:style-name="Text_20_body">Exemple :</text:p>
      <text:p text:style-name="Preformatted_20_Text"><text:span text:style-name="T5">%::linkTwo()%</text:span>&amp;x=3</text:p>
      <text:p text:style-name="Text_20_body"/>
      <text:p text:style-name="Preformatted_20_Text"><text:span text:style-name="keyword1_5f_php">public</text:span> <text:span text:style-name="keyword1_5f_php">function</text:span> myTitleLink<text:span text:style-name="symbol0_5f_php">()</text:span></text:p>
      <text:p text:style-name="Preformatted_20_Text"><text:s text:c="3"/><text:span text:style-name="symbol0_5f_php">{</text:span></text:p>
      <text:p text:style-name="Preformatted_20_Text"><text:s text:c="6"/><text:span text:style-name="keyword0_5f_php">return</text:span> <text:span text:style-name="keyword2_5f_php">sprintf</text:span><text:span text:style-name="string_5f_php">('http://www.test.net/?b=%s'</text:span><text:span text:style-name="symbol0_5f_php">,</text:span> </text:p>
      <text:p text:style-name="Preformatted_20_Text"><text:s text:c="21"/><text:span text:style-name="keyword2_5f_php">rawurlencode</text:span><text:span text:style-name="symbol0_5f_php">(</text:span><text:span text:style-name="regexp0_5f_php">$this</text:span><text:span text:style-name="symbol0_5f_php">-&gt;</text:span>getTitle<text:span text:style-name="symbol0_5f_php">()));</text:span></text:p>
      <text:p text:style-name="Preformatted_20_Text"><text:s text:c="2"/><text:span text:style-name="symbol0_5f_php">}</text:span></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text:soft-page-break/>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bookmark-start text:name="__RefHeading__42742_1175622805"/>Ajouter une aide à la saisie<text:bookmark-end text:name="ajouter_une_aide_a_la_saisie"/><text:bookmark-end text:name="__RefHeading__42742_1175622805"/></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R1,R2,R3,…: Identificateur du ou des attributs à modifier</text:p>
        </text:list-item>
      </text:list>
      <text:p text:style-name="Text_20_body"/>
      <text:p text:style-name="Text_20_body"><text:soft-page-break/>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text:bookmark-start text:name="__RefHeading__42744_1175622805"/>Ajouter un attribut calculé<text:bookmark-end text:name="ajouter_un_attribut_calcule"/><text:bookmark-end text:name="__RefHeading__42744_1175622805"/></text:h>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text:soft-page-break/>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Voir §<text:bookmark-ref text:reference-format="chapter" text:ref-name="devcomputed">Erreur : source de la référence non trouvée</text:bookmark-ref>.<text:bookmark-ref text:reference-format="text" text:ref-name="devcomputed">Erreur : source de la référence non trouvée</text:bookmark-ref></text:p>
      <text:h text:style-name="Heading_20_4" text:outline-level="4"><text:bookmark-start text:name="contraintes_d_attributs"/><text:bookmark-start text:name="__RefHeading__42746_1175622805"/>Contraintes d'attributs<text:bookmark-end text:name="contraintes_d_attributs"/><text:bookmark-end text:name="__RefHeading__42746_1175622805"/></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Voir §Développement, pour connaître comme développer ses propres conditions de saisies.</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ext:soft-page-break/>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 &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
      <text:p text:style-name="Text_20_body">La colonne link dispose des mêmes possibilités de notation données dans le chapitre "<text:bookmark-ref text:reference-format="text" text:ref-name="__RefHeading__4093_1313102794">Créer un lien hypertexte</text:bookmark-ref>". Elle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p text:style-name="Text_20_body">La colonne “phpfunc” permet d'indiquer une pré-condition à l'affichage du menu. Cette méthode de l'objet documentaire retourne l'activité possible du lien (actif, inactif, invisible). Si l'url est invalide (un des attributs obligatoires est vide), le menu sera toujours invisible.</text:p>
      <text:p text:style-name="Preformatted_20_Text"><text:span text:style-name="keyword1_5f_php">public</text:span> <text:span text:style-name="keyword1_5f_php">function</text:span> verifyProposition<text:span text:style-name="symbol0_5f_php">()</text:span> <text:span text:style-name="symbol0_5f_php">{</text:span></text:p>
      <text:p text:style-name="Preformatted_20_Text"><text:s text:c="3"/><text:span text:style-name="regexp0_5f_php">$a</text:span><text:span text:style-name="symbol0_5f_php">=</text:span><text:span text:style-name="regexp0_5f_php">$this</text:span><text:span text:style-name="symbol0_5f_php">-&gt;</text:span>getValue<text:span text:style-name="symbol0_5f_php">(</text:span><text:span text:style-name="string_5f_php">"cmc_level"</text:span><text:span text:style-name="symbol0_5f_php">);</text:span></text:p>
      <text:p text:style-name="Preformatted_20_Text"><text:s text:c="3"/><text:span text:style-name="keyword0_5f_php">switch</text:span> <text:span text:style-name="symbol0_5f_php">(</text:span><text:span text:style-name="regexp0_5f_php">$a</text:span><text:span text:style-name="symbol0_5f_php">)</text:span> <text:span text:style-name="symbol0_5f_php">{</text:span></text:p>
      <text:p text:style-name="Preformatted_20_Text"><text:s text:c="5"/><text:span text:style-name="keyword0_5f_php">case</text:span><text:span text:style-name="string_5f_php"> 'A'</text:span> <text:span text:style-name="symbol0_5f_php">:</text:span> </text:p>
      <text:p text:style-name="Preformatted_20_Text"><text:s text:c="8"/><text:span text:style-name="keyword0_5f_php">return</text:span> MENU_ACTIVE<text:span text:style-name="symbol0_5f_php">; <text:s text:c="3"/></text:span><text:span text:style-name="comment0_5f_php">// menu affiché</text:span></text:p>
      <text:p text:style-name="Preformatted_20_Text"><text:s text:c="5"/><text:span text:style-name="keyword0_5f_php">case</text:span><text:span text:style-name="string_5f_php"> 'B'</text:span> <text:span text:style-name="symbol0_5f_php">:</text:span> </text:p>
      <text:p text:style-name="Preformatted_20_Text"><text:s text:c="8"/><text:span text:style-name="keyword0_5f_php">return</text:span> MENU_INVISIBLE<text:span text:style-name="symbol0_5f_php">; </text:span><text:span text:style-name="comment0_5f_php">// menu non affiché</text:span></text:p>
      <text:p text:style-name="Preformatted_20_Text"><text:s text:c="5"/><text:span text:style-name="keyword1_5f_php">default</text:span> <text:span text:style-name="symbol0_5f_php">:</text:span> </text:p>
      <text:p text:style-name="Preformatted_20_Text"><text:s text:c="8"/><text:span text:style-name="keyword0_5f_php">return</text:span> MENU_INACTIVE<text:span text:style-name="symbol0_5f_php">; <text:s/></text:span><text:span text:style-name="comment0_5f_php">// menu grisé</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soft-page-break/><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text:soft-page-break/>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text:soft-page-break/>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Cliquer sur “Parcourir” et sélectionner une image sur le disque dur</text:p>
        </text:list-item>
        <text:list-item>
          <text:p text:style-name="P1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Linux_x86 LibreOffice_project/350m1$Build-2</meta:generator>
    <dc:date>2012-08-21T17:33:09</dc:date>
    <meta:editing-duration>P3DT15H51M34S</meta:editing-duration>
    <meta:editing-cycles>164</meta:editing-cycles>
    <dc:creator>Eric Brison</dc:creator>
    <meta:document-statistic meta:table-count="42" meta:image-count="0" meta:object-count="7" meta:page-count="33" meta:paragraph-count="1264" meta:word-count="11381" meta:character-count="72301" meta:non-whitespace-character-count="622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8" office:value-type="string">
            <text:p>need</text:p>
          </table:table-cell>
          <table:table-cell table:style-name="ce3" office:value-type="string">
            <text:p>link</text:p>
          </table:table-cell>
          <table:table-cell table:style-name="ce3" office:value-type="string">
            <text:p>phpfile</text:p>
          </table:table-cell>
          <table:table-cell table:style-name="ce3"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4" office:value-type="string">
            <text:p>ATTR</text:p>
          </table:table-cell>
          <table:table-cell table:style-name="ce7" office:value-type="string">
            <text:p>IMG_FRFILE</text:p>
          </table:table-cell>
          <table:table-cell table:style-name="ce7"/>
          <table:table-cell table:style-name="ce4" office:value-type="string">
            <text:p>image</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5" office:value-type="string">
            <text:p>ATTR</text:p>
          </table:table-cell>
          <table:table-cell table:style-name="ce2" office:value-type="string">
            <text:p>IMG_TITLE</text:p>
          </table:table-cell>
          <table:table-cell table:style-name="ce2" office:value-type="string">
            <text:p>IMG_FRFIL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2" office:value-type="float" office:value="10">
            <text:p>10</text:p>
          </table:table-cell>
          <table:table-cell table:style-name="ce5" office:value-type="string">
            <text:p>R</text:p>
          </table:table-cell>
          <table:table-cell table:style-name="ce2" table:number-columns-repeated="7"/>
        </table:table-row>
        <table:table-row table:style-name="ro1">
          <table:table-cell table:style-name="ce5" office:value-type="string">
            <text:p>ATTR</text:p>
          </table:table-cell>
          <table:table-cell table:style-name="ce2" office:value-type="string">
            <text:p>IMG_FILE</text:p>
          </table:table-cell>
          <table:table-cell table:style-name="ce2" office:value-type="string">
            <text:p>IMG_FRFILE</text:p>
          </table:table-cell>
          <table:table-cell table:style-name="ce5" office:value-type="string">
            <text:p>image</text:p>
          </table:table-cell>
          <table:table-cell table:style-name="ce5" office:value-type="string">
            <text:p>N</text:p>
          </table:table-cell>
          <table:table-cell table:style-name="ce5" office:value-type="string">
            <text:p>Y</text:p>
          </table:table-cell>
          <table:table-cell table:style-name="ce5"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5"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5" office:value-type="string">
            <text:p>N</text:p>
          </table:table-cell>
          <table:table-cell table:style-name="ce5"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4"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8"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5" table:number-columns-repeated="2" table:default-cell-style-name="ce2"/>
        <table:table-column table:style-name="co12" table:default-cell-style-name="ce2"/>
        <table:table-column table:style-name="co13" table:number-columns-repeated="1008" table:default-cell-style-name="Default"/>
        <table:table-row table:style-name="ro1">
          <table:table-cell table:style-name="ce1" office:value-type="string">
            <text:p>BEGIN</text:p>
          </table:table-cell>
          <table:table-cell table:style-name="ce5" office:value-type="string">
            <text:p>BASE0</text:p>
          </table:table-cell>
          <table:table-cell table:style-name="ce5" office:value-type="string">
            <text:p>image</text:p>
          </table:table-cell>
          <table:table-cell table:style-name="ce5" table:number-columns-repeated="2"/>
          <table:table-cell table:style-name="ce5" office:value-type="string">
            <text:p>IMAGE</text:p>
          </table:table-cell>
          <table:table-cell table:style-name="ce5" table:number-columns-repeated="10"/>
          <table:table-cell table:number-columns-repeated="1008"/>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3" office:value-type="string">
            <text:p>PROP</text:p>
          </table:table-cell>
          <table:table-cell table:style-name="ce3" office:value-type="string">
            <text:p>owner</text:p>
          </table:table-cell>
          <table:table-cell table:style-name="ce3" office:value-type="string">
            <text:p>sort=no</text:p>
          </table:table-cell>
          <table:table-cell table:style-name="ce3" table:number-columns-repeated="13"/>
          <table:table-cell table:style-name="ce8" table:number-columns-repeated="1008"/>
        </table:table-row>
        <table:table-row table:style-name="ro1">
          <table:table-cell table:style-name="ce3" office:value-type="string">
            <text:p>PROP</text:p>
          </table:table-cell>
          <table:table-cell table:style-name="ce3" office:value-type="string">
            <text:p>title</text:p>
          </table:table-cell>
          <table:table-cell table:style-name="ce3" office:value-type="string">
            <text:p>sort=asc</text:p>
          </table:table-cell>
          <table:table-cell table:style-name="ce3" table:number-columns-repeated="13"/>
          <table:table-cell table:style-name="ce8" table:number-columns-repeated="1008"/>
        </table:table-row>
        <table:table-row table:style-name="ro1">
          <table:table-cell table:style-name="ce3" office:value-type="string">
            <text:p>PROP</text:p>
          </table:table-cell>
          <table:table-cell table:style-name="ce3" office:value-type="string">
            <text:p>initid</text:p>
          </table:table-cell>
          <table:table-cell table:style-name="ce3" office:value-type="string">
            <text:p>sort=desc</text:p>
          </table:table-cell>
          <table:table-cell table:style-name="ce3" table:number-columns-repeated="13"/>
          <table:table-cell table:style-name="ce8" table:number-columns-repeated="1008"/>
        </table:table-row>
        <table:table-row table:style-name="ro1">
          <table:table-cell table:number-columns-repeated="102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6"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7" office:value-type="string">
            <text:p>elink</text:p>
          </table:table-cell>
          <table:table-cell table:style-name="ce7" office:value-type="string">
            <text:p>constraint</text:p>
          </table:table-cell>
          <table:table-cell table:style-name="ce7"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 office:value-type="string">
            <text:p>END</text:p>
          </table:table-cell>
          <table:table-cell table:style-name="ce1" office:value-type="string">
            <text:p>-</text:p>
          </table:table-cell>
          <table:table-cell table:style-name="ce5"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